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Visuel studie code</text:p>
      <text:p text:style-name="Normal">Starta med ”! Tab” för få starkod i html<text:tab/></text:p>
      <text:p text:style-name="Normal"/>
      <text:p text:style-name="Normal">F12 För att få fram kod i webbläsare</text:p>
      <text:p text:style-name="Normal"/>
      <text:p text:style-name="Normal">En teckenkod börjar med &amp; (et-tecknet, ampersand</text:p>
      <text:p text:style-name="Normal">eller och-tecknet) och slutar med ; (semikolon)</text:p>
      <text:p text:style-name="Normal">¢ Några exempel</text:p>
      <text:p text:style-name="Normal">&amp;nbsp; Fast mellanslag</text:p>
      <text:p text:style-name="Normal">&amp;copy; Copyright (©)</text:p>
      <text:p text:style-name="Normal">&amp;deg; Grader (°)</text:p>
      <text:p text:style-name="Normal">&amp;lt; Mindre än (&lt;)</text:p>
      <text:p text:style-name="Normal">&amp;gt; Större än (&gt;)</text:p>
      <text:p text:style-name="Normal">&amp;bull; En rund cirkel (•)</text:p>
      <text:p text:style-name="Normal">¢ En lista på alla entiteter finns här:</text:p>
      <text:p text:style-name="Normal">http://www.w3schools.com/charsets/ref_html_ansi.asp</text:p>
      <text:p text:style-name="Normal">¢ Tips: UTF-8 Symboler finns här</text:p>
      <text:p text:style-name="Normal">http://www.w3schools.com/charsets/ref_utf_symbols.asp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klas S</meta:initial-creator>
    <dc:creator>Niklas S</dc:creator>
    <meta:creation-date>2018-01-15T09:46:00Z</meta:creation-date>
    <dc:date>2018-01-15T12:33:00Z</dc:date>
    <meta:template xlink:href="Normal" xlink:type="simple"/>
    <meta:editing-cycles>5</meta:editing-cycles>
    <meta:editing-duration>PT10020S</meta:editing-duration>
    <meta:document-statistic meta:page-count="1" meta:paragraph-count="1" meta:word-count="82" meta:character-count="516" meta:row-count="3" meta:non-whitespace-character-count="435"/>
  </office:meta>
</office:document-meta>
</file>